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149820027887150794"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9208378636426177968"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7798610207464731014"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8028534596180653094"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25038954620414258"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2499247410905979162"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747801347200258648"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6428842423615232489"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1528106" text:continue-list="list4747801347200258648"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77823253954988123"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517415"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515883"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1520097"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1534058"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516229"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6330017027946980550"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1088091725731300590"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32949045172376108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530120"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56023765727090475"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087626058483766429"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267381191861303540" text:style-name="L15">
        <text:list-item>
          <text:list>
            <text:list-header>
              <text:p text:style-name="P171">1.5 miles averaging about 9:40/mile and rest 1 min</text:p>
            </text:list-header>
          </text:list>
        </text:list-item>
      </text:list>
      <text:p text:style-name="P23">1 mile in 8:26 and rest 2 min</text:p>
      <text:list xml:id="list5593407569189468246"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013382163637654557"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526499"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4576321962263137951"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52111140631149298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8656380277293534728"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1519668" text:continue-list="list5521111406311492982" text:style-name="L19">
        <text:list-item>
          <text:list>
            <text:list-header>
              <text:p text:style-name="P175">(Pace*HR)=1240</text:p>
            </text:list-header>
          </text:list>
        </text:list-item>
      </text:list>
      <text:list xml:id="list41518819" text:continue-list="list4576321962263137951" text:style-name="L18">
        <text:list-item>
          <text:list>
            <text:list-header>
              <text:p text:style-name="P174">2 miles at 10:46/mile Ave HR= 121 bpm and rest a few minutes</text:p>
            </text:list-header>
          </text:list>
        </text:list-item>
      </text:list>
      <text:list xml:id="list41530593" text:continue-list="list41519668"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1517305"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73220207565187747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994115048616107334"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004614689879941566"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5287095860256199213"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7261964147507467961"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083319697925302834"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1522190"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535748"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6711538334669625198"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828076126926952832"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942913558250636038"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60774701655539240"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text:soft-page-break/>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43152205945978139"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7T21:28:46.66</dc:date>
    <dc:creator>James Lombardi</dc:creator>
    <meta:editing-duration>P20DT14H2M2S</meta:editing-duration>
    <meta:editing-cycles>1619</meta:editing-cycles>
    <meta:generator>OpenOffice/4.1.2$Win32 OpenOffice.org_project/412m3$Build-9782</meta:generator>
    <meta:document-statistic meta:table-count="0" meta:image-count="9" meta:object-count="0" meta:page-count="166" meta:paragraph-count="4763" meta:word-count="51978" meta:character-count="266595"/>
  </office:meta>
</office:document-meta>
</file>